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3465a4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8" style:family="graphic" style:parent-style-name="standard">
      <style:graphic-properties draw:stroke="none" svg:stroke-color="#ffffff" draw:fill="none" fo:min-height="0.404cm"/>
    </style:style>
    <style:style style:name="gr9" style:family="graphic" style:parent-style-name="objectwithoutfill">
      <style:graphic-properties svg:stroke-color="#333333" draw:fill="none" draw:textarea-vertical-align="middle"/>
    </style:style>
    <style:style style:name="gr10" style:family="graphic" style:parent-style-name="standard">
      <style:graphic-properties svg:stroke-color="#333333" draw:marker-start="Arrow" draw:marker-start-width="0.3cm" draw:marker-end="Square" draw:marker-end-width="0.3cm" draw:textarea-vertical-align="middle"/>
    </style:style>
    <style:style style:name="gr11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svg:stroke-color="#ff950e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color="#ffd320"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d32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15cm" svg:height="11.588cm" svg:x="0.455cm" svg:y="1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73cm" svg:height="1.912cm" svg:x="3.529cm" svg:y="4.594cm">
          <text:p text:style-name="P1"><text:span text:style-name="T1">Joint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74cm" svg:height="1.985cm" svg:x="7.659cm" svg:y="4.609cm">
          <text:p><text:span text:style-name="T1">controller_interface::KinematicChainControllerBase&lt;hardware_interface&gt;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989cm" svg:height="0.729cm" svg:x="12.702cm" svg:y="3.778cm">
          <draw:text-box>
            <text:p><text:span text:style-name="T1">Abstraction of hardware</text:span></text:p>
          </draw:text-box>
        </draw:frame>
        <draw:line draw:style-name="gr5" draw:text-style-name="P1" draw:layer="layout" svg:x1="6.938cm" svg:y1="5.535cm" svg:x2="7.705cm" svg:y2="5.548cm">
          <text:p/>
        </draw:line>
        <draw:custom-shape draw:style-name="gr6" draw:text-style-name="P1" draw:layer="layout" svg:width="15.708cm" svg:height="5.153cm" svg:x="7.858cm" svg:y="6.77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5.151cm" svg:height="5cm" svg:x="8.17cm" svg:y="6.753cm">
          <draw:text-box>
            <text:p><text:span text:style-name="T1"/></text:p>
            <text:p/>
          </draw:text-box>
        </draw:frame>
        <draw:frame draw:style-name="gr8" draw:text-style-name="P5" draw:layer="layout" svg:width="5.48cm" svg:height="0.654cm" svg:x="7.951cm" svg:y="7.526cm">
          <draw:text-box>
            <text:p text:style-name="P4"><text:span text:style-name="T2">KDL::Chain kdl_chain_; </text:span></text:p>
          </draw:text-box>
        </draw:frame>
        <draw:frame draw:style-name="gr4" draw:text-style-name="P6" draw:layer="layout" svg:width="4.206cm" svg:height="0.649cm" svg:x="7.888cm" svg:y="8.169cm">
          <draw:text-box>
            <text:p><text:span text:style-name="T3">1) Load kinematic chain</text:span></text:p>
          </draw:text-box>
        </draw:frame>
        <draw:frame draw:style-name="gr4" draw:text-style-name="P3" draw:layer="layout" svg:width="13.99cm" svg:height="1.207cm" svg:x="8.338cm" svg:y="9.998cm">
          <draw:text-box>
            <text:p><text:span text:style-name="T1">joint_handles_.push_back(</text:span><text:span text:style-name="T4">robot</text:span><text:span text:style-name="T1">-&gt;getHandle(it-&gt;getJoint().getName()));</text:span></text:p>
            <text:p><text:span text:style-name="T1"/></text:p>
          </draw:text-box>
        </draw:frame>
        <draw:frame draw:style-name="gr4" draw:layer="layout" svg:width="12.686cm" svg:height="0.729cm" svg:x="7.759cm" svg:y="6.78cm">
          <draw:text-box>
            <text:p><text:span text:style-name="T1"><text:s/></text:span><text:span text:style-name="T1">std::vector&lt;typename JI::ResourceHandleType&gt; joint_handles_;</text:span></text:p>
          </draw:text-box>
        </draw:frame>
        <draw:line draw:style-name="gr9" draw:text-style-name="P1" draw:layer="layout" svg:x1="7.863cm" svg:y1="8.125cm" svg:x2="23.577cm" svg:y2="8.152cm">
          <text:p/>
        </draw:line>
        <draw:frame draw:style-name="gr4" draw:text-style-name="P6" draw:layer="layout" svg:width="4.392cm" svg:height="0.649cm" svg:x="7.859cm" svg:y="8.668cm">
          <draw:text-box>
            <text:p><text:span text:style-name="T3">2) initializes joint handles</text:span></text:p>
          </draw:text-box>
        </draw:frame>
        <draw:line draw:style-name="gr10" draw:text-style-name="P1" draw:layer="layout" svg:x1="4.126cm" svg:y1="4.593cm" svg:x2="4.109cm" svg:y2="2.758cm">
          <text:p/>
        </draw:line>
        <draw:custom-shape draw:style-name="gr11" draw:text-style-name="P1" draw:layer="layout" svg:width="7.904cm" svg:height="0.744cm" svg:x="0.669cm" svg:y="1.832cm">
          <text:p><text:span text:style-name="T3">hardware_interface::PositionJointInterface *</text:span><text:span text:style-name="T5">ro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106cm" svg:height="0.962cm" svg:x="0.293cm" svg:y="0.18cm">
          <draw:text-box>
            <text:p>controller</text:p>
          </draw:text-box>
        </draw:frame>
        <draw:custom-shape draw:style-name="gr1" draw:text-style-name="P1" draw:layer="layout" svg:width="23.415cm" svg:height="10.823cm" svg:x="0.543cm" svg:y="13.647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5.913cm" svg:height="0.962cm" svg:x="0.424cm" svg:y="12.886cm">
          <draw:text-box>
            <text:p>hardware interface</text:p>
          </draw:text-box>
        </draw:frame>
        <draw:custom-shape draw:style-name="gr2" draw:text-style-name="P7" draw:layer="layout" svg:width="7.759cm" svg:height="1.392cm" svg:x="1.265cm" svg:y="14.668cm">
          <text:p text:style-name="P1"><text:span text:style-name="T1">LWRH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357cm" svg:height="1.399cm" svg:x="15.52cm" svg:y="14.641cm">
          <text:p text:style-name="P1"><text:span text:style-name="T1"><text:s/></text:span><text:span text:style-name="T1">hardware_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1.721cm" svg:height="0.763cm" svg:x="15.278cm" svg:y="14.029cm">
          <draw:text-box>
            <text:p><text:span text:style-name="T6">indigo</text:span></text:p>
          </draw:text-box>
        </draw:frame>
        <draw:line draw:style-name="gr14" draw:text-style-name="P1" draw:layer="layout" svg:x1="9.02cm" svg:y1="15.406cm" svg:x2="15.49cm" svg:y2="15.43cm">
          <text:p/>
        </draw:line>
        <draw:frame draw:style-name="gr15" draw:text-style-name="P6" draw:layer="layout" svg:width="3.244cm" svg:height="0.649cm" svg:x="1.02cm" svg:y="13.978cm">
          <draw:text-box>
            <text:p><text:span text:style-name="T3">lwr_hw/lwr_hw.h</text:span></text:p>
          </draw:text-box>
        </draw:frame>
        <draw:frame draw:style-name="gr4" draw:text-style-name="P6" draw:layer="layout" svg:width="6.721cm" svg:height="1.047cm" svg:x="24.608cm" svg:y="13.945cm">
          <draw:text-box>
            <text:p><text:span text:style-name="T3">Designed to give the controller manager</text:span></text:p>
            <text:p><text:span text:style-name="T3">Access to the joint state of the robot.</text:span></text:p>
          </draw:text-box>
        </draw:frame>
        <draw:custom-shape draw:style-name="gr2" draw:text-style-name="P7" draw:layer="layout" svg:width="4.702cm" svg:height="1.392cm" svg:x="1.383cm" svg:y="19.696cm">
          <text:p text:style-name="P1"><text:span text:style-name="T1">LWRHWGazeb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.469cm" svg:y1="19.727cm" svg:x2="3.469cm" svg:y2="16.022cm">
          <text:p/>
        </draw:line>
        <draw:custom-shape draw:style-name="gr2" draw:text-style-name="P7" draw:layer="layout" svg:width="4.702cm" svg:height="1.392cm" svg:x="8.027cm" svg:y="19.784cm">
          <text:p text:style-name="P1"><text:span text:style-name="T1">LWRRobot_F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4.702cm" svg:height="1.392cm" svg:x="1.383cm" svg:y="19.696cm">
          <text:p text:style-name="P1"><text:span text:style-name="T1">LWRHWGazeb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0.436cm" svg:y1="19.815cm" svg:x2="6.82cm" svg:y2="16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laume </meta:initial-creator>
    <meta:creation-date>2016-05-04T21:32:59.846951399</meta:creation-date>
    <dc:date>2016-05-05T19:01:11.624323855</dc:date>
    <dc:creator>guillaume </dc:creator>
    <meta:editing-duration>PT1H25M27S</meta:editing-duration>
    <meta:editing-cycles>20</meta:editing-cycles>
    <meta:generator>LibreOffice/4.2.8.2$Linux_X86_64 LibreOffice_project/420m0$Build-2</meta:generator>
    <meta:document-statistic meta:object-count="29"/>
  </office:meta>
</office:document-meta>
</file>